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2" draw:layer="layout" svg:width="8cm" svg:height="2cm" svg:x="-6.5cm" svg:y="7cm">
          <text:p text:style-name="P1">core_session::get_user(b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4cm" svg:height="1.5cm" svg:x="6cm" svg:y="9.5cm">
          <text:p text:style-name="P1">By i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6" draw:layer="layout" svg:width="4cm" svg:height="1.5cm" svg:x="6cm" svg:y="4.5cm">
          <text:p text:style-name="P1">By emai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7" draw:layer="layout" svg:width="4cm" svg:height="1.5cm" svg:x="6cm" svg:y="7cm">
          <text:p text:style-name="P1">By sess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8" draw:layer="layout" svg:width="4cm" svg:height="4cm" svg:x="12cm" svg:y="11.5cm">
          <text:p text:style-name="P1">DB</text:p>
          <text:p text:style-name="P1">core_sessi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id="id4" draw:layer="layout" svg:width="3cm" svg:height="3cm" svg:x="17cm" svg:y="1cm">
          <text:p text:style-name="P1">Cache</text:p>
          <text:p text:style-name="P1">by</text:p>
          <text:p text:style-name="P1">I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id="id1" draw:layer="layout" svg:width="3cm" svg:height="3cm" svg:x="10cm" svg:y="1cm">
          <text:p text:style-name="P1">Cache</text:p>
          <text:p text:style-name="P1">by</text:p>
          <text:p text:style-name="P1">EMAI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id="id3" draw:layer="layout" svg:width="3cm" svg:height="3cm" svg:x="13.5cm" svg:y="1cm">
          <text:p text:style-name="P1">Cache</text:p>
          <text:p text:style-name="P1">by</text:p>
          <text:p text:style-name="P1">SESS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2" draw:layer="layout" draw:type="curve" svg:x1="10cm" svg:y1="2.499cm" svg:x2="-2.5cm" svg:y2="7cm" draw:start-shape="id1" draw:start-glue-point="5" draw:end-shape="id2" draw:end-glue-point="0" svg:d="m10000 2499c-8334 0-12500 1500-12500 4501">
          <text:p/>
        </draw:connector>
        <draw:connector draw:style-name="gr2" draw:text-style-name="P2" draw:layer="layout" draw:type="curve" svg:x1="14.999cm" svg:y1="1cm" svg:x2="-2.5cm" svg:y2="7cm" draw:start-shape="id3" draw:start-glue-point="4" draw:end-shape="id2" draw:end-glue-point="0" svg:d="m14999 1000c0-750-17499-3750-17499 6000">
          <text:p/>
        </draw:connector>
        <draw:connector draw:style-name="gr2" draw:text-style-name="P2" draw:layer="layout" draw:type="curve" svg:x1="18.499cm" svg:y1="1cm" svg:x2="-2.5cm" svg:y2="7cm" draw:start-shape="id4" draw:start-glue-point="4" draw:end-shape="id2" draw:end-glue-point="0" svg:d="m18499 1000c0-750-20999-3750-20999 6000">
          <text:p/>
        </draw:connector>
        <draw:connector draw:style-name="gr2" draw:text-style-name="P2" draw:layer="layout" draw:type="curve" svg:x1="1.5cm" svg:y1="8cm" svg:x2="6cm" svg:y2="10.249cm" draw:start-shape="id2" draw:end-shape="id5" draw:end-glue-point="6" svg:d="m1500 8000c3376 0 1127 2249 4500 2249">
          <text:p/>
        </draw:connector>
        <draw:connector draw:style-name="gr2" draw:text-style-name="P2" draw:layer="layout" draw:type="curve" svg:x1="1.5cm" svg:y1="8cm" svg:x2="6cm" svg:y2="5.25cm" draw:start-shape="id2" draw:start-glue-point="1" draw:end-shape="id6" svg:d="m1500 8000c3376 0 1127-2750 4500-2750">
          <text:p/>
        </draw:connector>
        <draw:connector draw:style-name="gr2" draw:text-style-name="P2" draw:layer="layout" draw:type="curve" svg:x1="1.5cm" svg:y1="8cm" svg:x2="6cm" svg:y2="7.749cm" draw:start-shape="id2" draw:start-glue-point="1" draw:end-shape="id7" draw:end-glue-point="6" svg:d="m1500 8000c3376 0 1127-251 4500-251">
          <text:p/>
        </draw:connector>
        <draw:connector draw:style-name="gr2" draw:text-style-name="P2" draw:layer="layout" draw:type="curve" svg:x1="9.998cm" svg:y1="5.249cm" svg:x2="11.499cm" svg:y2="4cm" draw:start-shape="id6" draw:start-glue-point="10" draw:end-shape="id1" draw:end-glue-point="6" svg:d="m9998 5249c1001 0 1501-416 1501-1249">
          <text:p/>
        </draw:connector>
        <draw:connector draw:style-name="gr2" draw:text-style-name="P2" draw:layer="layout" draw:type="curve" svg:x1="9.998cm" svg:y1="7.749cm" svg:x2="14.999cm" svg:y2="4cm" draw:start-shape="id7" draw:start-glue-point="10" draw:end-shape="id3" draw:end-glue-point="6" svg:d="m9998 7749c3334 0 5001-1249 5001-3749">
          <text:p/>
        </draw:connector>
        <draw:connector draw:style-name="gr2" draw:text-style-name="P2" draw:layer="layout" draw:type="curve" svg:x1="9.998cm" svg:y1="10.249cm" svg:x2="18.499cm" svg:y2="4cm" draw:start-shape="id5" draw:start-glue-point="10" draw:end-shape="id4" draw:end-glue-point="6" svg:d="m9998 10249c5668 0 8501-2083 8501-6249">
          <text:p/>
        </draw:connector>
        <draw:connector draw:style-name="gr3" draw:text-style-name="P2" draw:layer="layout" draw:type="curve" svg:x1="9.998cm" svg:y1="5.249cm" svg:x2="13.999cm" svg:y2="11.5cm" draw:start-shape="id6" draw:start-glue-point="10" draw:end-shape="id8" draw:end-glue-point="5" svg:d="m9998 5249c2668 0 4001 2083 4001 6251">
          <text:p/>
        </draw:connector>
        <draw:connector draw:style-name="gr2" draw:text-style-name="P2" draw:layer="layout" draw:type="curve" svg:x1="9.998cm" svg:y1="7.749cm" svg:x2="13.999cm" svg:y2="11.5cm" draw:start-shape="id7" draw:start-glue-point="10" draw:end-shape="id8" draw:end-glue-point="5" svg:d="m9998 7749c2668 0 4001 1250 4001 3751">
          <text:p/>
        </draw:connector>
        <draw:connector draw:style-name="gr2" draw:text-style-name="P2" draw:layer="layout" draw:type="curve" svg:x1="9.998cm" svg:y1="10.249cm" svg:x2="13.999cm" svg:y2="11.5cm" draw:start-shape="id5" draw:start-glue-point="10" draw:end-shape="id8" draw:end-glue-point="5" svg:d="m9998 10249c2668 0 4001 417 4001 1251">
          <text:p/>
        </draw:connector>
        <draw:connector draw:style-name="gr2" draw:text-style-name="P2" draw:layer="layout" draw:type="curve" svg:x1="13.999cm" svg:y1="15.498cm" svg:x2="-2.5cm" svg:y2="9cm" draw:start-shape="id8" draw:start-glue-point="7" draw:end-shape="id2" draw:end-glue-point="2" svg:d="m13999 15498c0 753-16499 4002-16499-6498">
          <text:p/>
        </draw:connector>
        <draw:custom-shape draw:style-name="gr1" draw:text-style-name="P2" draw:id="id9" draw:layer="layout" svg:width="10cm" svg:height="2cm" svg:x="-8.5cm" svg:y="23.5cm">
          <text:p text:style-name="P1">core_session::get_permission(i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3cm" svg:height="3cm" svg:x="5cm" svg:y="18.5cm">
          <text:p text:style-name="P1">Cache</text:p>
          <text:p text:style-name="P1">by</text:p>
          <text:p text:style-name="P1">I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id="id11" draw:layer="layout" svg:width="4cm" svg:height="4cm" svg:x="13.5cm" svg:y="23.5cm">
          <text:p text:style-name="P1">DB</text:p>
          <text:p text:style-name="P1">core_session_per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draw:type="curve" svg:x1="1.5cm" svg:y1="24.5cm" svg:x2="6.499cm" svg:y2="21.5cm" draw:start-shape="id9" draw:start-glue-point="1" draw:end-shape="id10" draw:end-glue-point="6" svg:d="m1500 24500c3333 0 4999-1000 4999-3000">
          <text:p/>
        </draw:connector>
        <draw:connector draw:style-name="gr2" draw:text-style-name="P2" draw:layer="layout" draw:type="curve" svg:x1="1.5cm" svg:y1="24.5cm" svg:x2="13.5cm" svg:y2="25.499cm" draw:start-shape="id9" draw:start-glue-point="1" draw:end-shape="id11" draw:end-glue-point="6" svg:d="m1500 24500c8431 0 2432 999 12000 999">
          <text:p/>
        </draw:connector>
        <draw:connector draw:style-name="gr2" draw:text-style-name="P2" draw:layer="layout" draw:type="curve" svg:x1="15.499cm" svg:y1="27.498cm" svg:x2="-3.5cm" svg:y2="25.5cm" draw:start-shape="id11" draw:start-glue-point="7" draw:end-shape="id9" draw:end-glue-point="2" svg:d="m15499 27498c0 753-18999 1752-18999-1998">
          <text:p/>
        </draw:connector>
        <draw:connector draw:style-name="gr2" draw:text-style-name="P2" draw:layer="layout" draw:type="curve" svg:x1="5cm" svg:y1="19.999cm" svg:x2="-3.5cm" svg:y2="23.5cm" draw:start-shape="id10" draw:start-glue-point="5" draw:end-shape="id9" draw:end-glue-point="0" svg:d="m5000 19999c-5667 0-8500 1167-8500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30T13:20:54</meta:creation-date>
    <dc:date>2008-10-30T14:26:18</dc:date>
    <meta:editing-cycles>2</meta:editing-cycles>
    <meta:editing-duration>PT1H5M24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